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line-height="100%" style:page-number="1"/>
      <style:text-properties fo:font-size="10pt" officeooo:paragraph-rsid="014fb327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paragraph-rsid="01492e58" style:font-size-asian="10pt" style:font-size-complex="10pt"/>
    </style:style>
    <style:style style:name="P3" style:family="paragraph" style:parent-style-name="Standard">
      <style:paragraph-properties fo:line-height="100%"/>
      <style:text-properties officeooo:paragraph-rsid="01492e58"/>
    </style:style>
    <style:style style:name="P4" style:family="paragraph" style:parent-style-name="Standard">
      <style:paragraph-properties fo:line-height="100%"/>
      <style:text-properties fo:font-size="10pt" officeooo:paragraph-rsid="0151e635" style:font-size-asian="10pt" style:font-size-complex="10pt"/>
    </style:style>
    <style:style style:name="P5" style:family="paragraph" style:parent-style-name="Standard">
      <style:paragraph-properties fo:line-height="100%"/>
      <style:text-properties officeooo:paragraph-rsid="0151e635"/>
    </style:style>
    <style:style style:name="T1" style:family="text">
      <style:text-properties officeooo:rsid="0151e635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152bc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= singlecorrect, MARKS=2, NEG= -1, CATEGORY=<text:span text:style-name="T1">medium</text:span></text:p>
      <text:p text:style-name="P2">In Activity 0, we identified that the Monolith suffers from a 'Shared Database' anti-pattern. Which scenario illustrates the critical risk of this?</text:p>
      <text:p text:style-name="P2">OPTIONS=</text:p>
      <text:p text:style-name="P2"><text:s text:c="4"/>A. The database cannot run in a Docker container alongside the application.</text:p>
      <text:p text:style-name="P2"><text:s text:c="4"/>B. A high-load query in the Order module locks tables, causing timeouts in the User Login module.</text:p>
      <text:p text:style-name="P2"><text:s text:c="4"/>C. The application is forced to use an in-memory H2 database instead of PostgreSQL.</text:p>
      <text:p text:style-name="P2"><text:s text:c="4"/>D. It prevents the frontend from being a Single Page Application (SPA).</text:p>
      <text:p text:style-name="P2">ANSWER=B</text:p>
      <text:p text:style-name="P2">ANSDESC =</text:p>
      <text:p text:style-name="P2">REMARKS=</text:p>
      <text:p text:style-name="P2"><text:s text:c="4"/>• Correct: This describes the "Blast Radius" effect where resource contention in one domain impacts unrelated domains due to shared resources.</text:p>
      <text:p text:style-name="P2"/>
      <text:p text:style-name="P2">=============================================================================</text:p>
      <text:p text:style-name="P2"/>
      <text:p text:style-name="P2">QUESTION= singlecorrect, MARKS=2, NEG= -1, CATEGORY=medium</text:p>
      <text:p text:style-name="P2">In Activity 1, we moved the Inventory logic to a separate service with a dedicated DB. What specific type of coupling did this resolve?</text:p>
      <text:p text:style-name="P2">OPTIONS=</text:p>
      <text:p text:style-name="P2"><text:s text:c="4"/>A. Content Coupling</text:p>
      <text:p text:style-name="P2"><text:s text:c="4"/>B. Common Coupling</text:p>
      <text:p text:style-name="P3"><text:span text:style-name="T2"><text:s text:c="4"/>C. </text:span>Control Coupling</text:p>
      <text:p text:style-name="P2"><text:s text:c="4"/>D. External Coupling</text:p>
      <text:p text:style-name="P2">ANSWER=B</text:p>
      <text:p text:style-name="P2">ANSDESC =</text:p>
      <text:p text:style-name="P2">REMARKS=</text:p>
      <text:p text:style-name="P2"><text:s text:c="4"/>• Correct: Common coupling occurs when multiple modules share the same global data (the monolithic DB). Giving Inventory its own DB eliminates this.</text:p>
      <text:p text:style-name="P2"/>
      <text:p text:style-name="P2">=============================================================================</text:p>
      <text:p text:style-name="P2"/>
      <text:p text:style-name="P4">QUESTION= singlecorrect, MARKS=2, NEG= -1, CATEGORY=medium</text:p>
      <text:p text:style-name="P4">What is the defining characteristic of the "Strangler Fig Pattern" used in the migration?</text:p>
      <text:p text:style-name="P4">OPTIONS=</text:p>
      <text:p text:style-name="P4"><text:s text:c="4"/>A. It requires an immediate 'Big Bang' rewrite of the entire codebase.</text:p>
      <text:p text:style-name="P4"><text:s text:c="4"/>B. It keeps the legacy system running to handle non-migrated features while new features are built around it.</text:p>
      <text:p text:style-name="P4"><text:s text:c="4"/>C. It mandates that all microservices must use the same database as the legacy system.</text:p>
      <text:p text:style-name="P4"><text:s text:c="4"/>D. It relies on a single shared file system to pass data between apps.</text:p>
      <text:p text:style-name="P4">ANSWER=B</text:p>
      <text:p text:style-name="P4">ANSDESC =</text:p>
      <text:p text:style-name="P4">REMARKS=</text:p>
      <text:p text:style-name="P4"><text:s text:c="4"/>• Correct: The new system grows alongside the old one, gradually taking over functionality until the old system is removed.</text:p>
      <text:p text:style-name="P4"/>
      <text:p text:style-name="P4">=============================================================================</text:p>
      <text:p text:style-name="P4"/>
      <text:p text:style-name="P4">QUESTION= singlecorrect, MARKS=2, NEG= -1, CATEGORY=medium</text:p>
      <text:p text:style-name="P4">The Order Service communicates via synchronous REST. What is a significant trade-off of this 'Orchestrator' approach?</text:p>
      <text:p text:style-name="P4">OPTIONS=</text:p>
      <text:p text:style-name="P4"><text:s text:c="4"/>A. It increases coupling between the Order Service and downstream databases.</text:p>
      <text:p text:style-name="P4"><text:s text:c="4"/>B. It reduces network latency for the Checkout process significantly.</text:p>
      <text:p text:style-name="P4"><text:s text:c="4"/>C. It loses ACID transactional integrity, introducing the risk of partial failures.</text:p>
      <text:p text:style-name="P4"><text:s text:c="4"/>D. It prevents the Order Service from scaling independently.</text:p>
      <text:p text:style-name="P4"><text:soft-page-break/>ANSWER=<text:span text:style-name="T3">C</text:span></text:p>
      <text:p text:style-name="P4">ANSDESC =</text:p>
      <text:p text:style-name="P4">REMARKS=</text:p>
      <text:p text:style-name="P5"><text:span text:style-name="T2"><text:s text:c="4"/>• Correct: </text:span>In a distributed architecture, if Payment fails after Inventory is deducted, you cannot simply "rollback" like you can in a Monolith.</text:p>
      <text:p text:style-name="P4"/>
      <text:p text:style-name="P4">=============================================================================</text:p>
      <text:p text:style-name="P4"/>
      <text:p text:style-name="P4">QUESTION= singlecorrect, MARKS=2, NEG= -1, CATEGORY=medium</text:p>
      <text:p text:style-name="P4">We used Python (Product) and Java (Inventory). Which architectural principle does this demonstrate?</text:p>
      <text:p text:style-name="P4">OPTIONS=</text:p>
      <text:p text:style-name="P4"><text:s text:c="4"/>A. Polyglot Programming</text:p>
      <text:p text:style-name="P4"><text:s text:c="4"/>B. Database-per-Service</text:p>
      <text:p text:style-name="P4"><text:s text:c="4"/>C. Ubiquitous Language</text:p>
      <text:p text:style-name="P4"><text:s text:c="4"/>D. Code-sharing</text:p>
      <text:p text:style-name="P4">ANSWER=<text:span text:style-name="T3">A</text:span></text:p>
      <text:p text:style-name="P4">ANSDESC =</text:p>
      <text:p text:style-name="P4">REMARKS=</text:p>
      <text:p text:style-name="P4"><text:s text:c="4"/>• Correct: Polyglot programming allows using the best language/tool for the specific domain problem (e.g., Python for data, Java for enterprise).</text:p>
      <text:p text:style-name="P4"/>
      <text:p text:style-name="P4">=============================================================================</text:p>
      <text:p text:style-name="P4"/>
      <text:p text:style-name="P4">QUESTION= singlecorrect, MARKS=2, NEG= -1, CATEGORY=medium</text:p>
      <text:p text:style-name="P4">Why was it necessary to create a custom Docker network (shop-network) for the microservices?</text:p>
      <text:p text:style-name="P4">OPTIONS=</text:p>
      <text:p text:style-name="P4"><text:s text:c="4"/>A. To allow the host machine to access the containers via localhost.</text:p>
      <text:p text:style-name="P4"><text:s text:c="4"/>B. To enable DNS resolution so containers can communicate using service names.</text:p>
      <text:p text:style-name="P4"><text:s text:c="4"/>C. To prevent the containers from accessing the external internet.</text:p>
      <text:p text:style-name="P4"><text:s text:c="4"/>D. To share the same storage volume across all containers.</text:p>
      <text:p text:style-name="P4">ANSWER=B</text:p>
      <text:p text:style-name="P4">ANSDESC =</text:p>
      <text:p text:style-name="P4">REMARKS=</text:p>
      <text:p text:style-name="P4"><text:s text:c="4"/>• Correct: On default bridge networks, containers must use IPs. Custom networks allow them to talk to inventory-db by name.</text:p>
      <text:p text:style-name="P4"/>
      <text:p text:style-name="P4">=============================================================================</text:p>
      <text:p text:style-name="P4"/>
      <text:p text:style-name="P4">QUESTION= singlecorrect, MARKS=2, NEG= -1, CATEGORY=medium</text:p>
      <text:p text:style-name="P4">In DDD, why are 'Inventory' and 'Products' considered separate Bounded Contexts?</text:p>
      <text:p text:style-name="P4">OPTIONS=</text:p>
      <text:p text:style-name="P4"><text:s text:c="4"/>A. Because one uses Integers and the other uses Strings.</text:p>
      <text:p text:style-name="P4"><text:s text:c="4"/>B. Because they change at different rates and serve different business purposes.</text:p>
      <text:p text:style-name="P4"><text:s text:c="4"/>C. Because Python cannot handle integer math as well as Java.</text:p>
      <text:p text:style-name="P4"><text:s text:c="4"/>D. To ensure that the Product Service can directly modify the Inventory database.</text:p>
      <text:p text:style-name="P4">ANSWER=B</text:p>
      <text:p text:style-name="P4">ANSDESC =</text:p>
      <text:p text:style-name="P4">REMARKS=</text:p>
      <text:p text:style-name="P4"><text:s text:c="4"/>• Correct: Inventory is transactional (changes constantly), while Product data is reference data (changes rarely). They have different lifecycles.</text:p>
      <text:p text:style-name="P4"/>
      <text:p text:style-name="P4">=============================================================================</text:p>
      <text:p text:style-name="P4"/>
      <text:p text:style-name="P4">QUESTION= singlecorrect, MARKS=2, NEG= -1, CATEGORY=medium</text:p>
      <text:p text:style-name="P4">The Order Service acts as an 'Anti-Corruption Layer'. Who is it protecting, and from what?</text:p>
      <text:p text:style-name="P4">OPTIONS=</text:p>
      <text:p text:style-name="P4"><text:soft-page-break/><text:s text:c="4"/>A. It protects the database from SQL injection attacks.</text:p>
      <text:p text:style-name="P4"><text:s text:c="4"/>B. It protects the Inventory Service from receiving too many requests.</text:p>
      <text:p text:style-name="P4"><text:s text:c="4"/>C. It protects the Client (Frontend) from the complexity of coordinating multiple backend microservices.</text:p>
      <text:p text:style-name="P4"><text:s text:c="4"/>D. It protects the Monolith from knowing about the new Microservices.</text:p>
      <text:p text:style-name="P4">ANSWER=<text:span text:style-name="T3">C</text:span></text:p>
      <text:p text:style-name="P4">ANSDESC =</text:p>
      <text:p text:style-name="P4">REMARKS=</text:p>
      <text:p text:style-name="P4"><text:s text:c="4"/>• Correct: It aggregates the backend complexity into a clean API, preventing the frontend code from becoming complex and "corrupted" by backend logic.</text:p>
      <text:p text:style-name="P4"/>
      <text:p text:style-name="P4">=============================================================================</text:p>
      <text:p text:style-name="P4"/>
      <text:p text:style-name="P4">QUESTION= singlecorrect, MARKS=2, NEG= -1, CATEGORY=medium</text:p>
      <text:p text:style-name="P4">Why did we use host.docker.internal (or --network host) in some configurations?</text:p>
      <text:p text:style-name="P4">OPTIONS=</text:p>
      <text:p text:style-name="P4"><text:s text:c="4"/>A. To allow a container to access a service running on the host machine's localhost.</text:p>
      <text:p text:style-name="P5"><text:span text:style-name="T2"><text:s text:c="4"/>B. To allow the host machine to access the container's private file system.</text:span></text:p>
      <text:p text:style-name="P4"><text:s text:c="4"/>C. To increase the security of the container by hiding its ports.</text:p>
      <text:p text:style-name="P4"><text:s text:c="4"/>D. To force the container to use a specific static IP address.</text:p>
      <text:p text:style-name="P4">ANSWER=<text:span text:style-name="T3">A</text:span></text:p>
      <text:p text:style-name="P4">ANSDESC =</text:p>
      <text:p text:style-name="P4">REMARKS=</text:p>
      <text:p text:style-name="P4"><text:s text:c="4"/>• Correct: Containers have their own localhost. Special networking is required for them to reach services (like the Monolith) running on the host's network.</text:p>
      <text:p text:style-name="P4"/>
      <text:p text:style-name="P4">=============================================================================</text:p>
      <text:p text:style-name="P4"/>
      <text:p text:style-name="P4">QUESTION= singlecorrect, MARKS=2, NEG= -1, CATEGORY=medium</text:p>
      <text:p text:style-name="P4">If we want to scale the 'Checkout' capability for Black Friday, what must we do?</text:p>
      <text:p text:style-name="P4">OPTIONS=</text:p>
      <text:p text:style-name="P4"><text:s text:c="4"/>A. Scale the Order Service, Inventory Service, and Payment Service containers.</text:p>
      <text:p text:style-name="P4"><text:s text:c="4"/>B. Scale the entire Monolithic application since it still holds User data.</text:p>
      <text:p text:style-name="P4"><text:s text:c="4"/>C. Only scale the Order Service, as it handles the orchestration.</text:p>
      <text:p text:style-name="P4"><text:s text:c="4"/>D. Migrate the User Service to a microservice before scaling is possible.</text:p>
      <text:p text:style-name="P4">ANSWER=<text:span text:style-name="T3">A</text:span></text:p>
      <text:p text:style-name="P4">ANSDESC =</text:p>
      <text:p text:style-name="P4">REMARKS=</text:p>
      <text:p text:style-name="P4"><text:s text:c="4"/>• Correct: All services in the critical path of the transaction must be scaled. Scaling just the orchestrator is insufficient if dependencies bottleneck.</text:p>
      <text:p text:style-name="P4"/>
      <text:p text:style-name="P4">==========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6-02-11T00:17:18.459427995</dc:date>
    <meta:editing-duration>P2DT6M9S</meta:editing-duration>
    <meta:editing-cycles>115</meta:editing-cycles>
    <meta:document-statistic meta:table-count="0" meta:image-count="0" meta:object-count="0" meta:page-count="3" meta:paragraph-count="120" meta:word-count="904" meta:character-count="6848" meta:non-whitespace-character-count="5865"/>
  </office:meta>
</office:document-meta>
</file>